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Source Code Pro Light" svg:font-family="'Source Code Pro Light'" style:font-family-generic="modern" style:font-pitch="fixed"/>
    <style:font-face style:name="JetBrains Mono" svg:font-family="'JetBrains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8pt" style:font-size-asian="8pt" style:font-size-complex="8pt"/>
    </style:style>
    <style:style style:name="P2" style:family="paragraph" style:parent-style-name="Standard">
      <style:text-properties style:font-name="Liberation Mono" fo:font-size="8pt" style:font-size-asian="8pt" style:font-size-complex="8pt"/>
    </style:style>
    <style:style style:name="P3" style:family="paragraph" style:parent-style-name="Standard">
      <style:text-properties style:font-name="Liberation Mono" fo:font-size="9pt" style:font-size-asian="9pt" style:font-size-complex="9pt"/>
    </style:style>
    <style:style style:name="T1" style:family="text">
      <style:text-properties officeooo:rsid="000800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-3-5-7-11-13 Eikosany, 1/1 = 1*5*13</text:p>
      <text:p text:style-name="P3"><text:s text:c="3"/>ratios: 1/1 66/65 21/20 14/13 11/10 77/65 6/5 33/26 84/65 11/8 7/5 77/52 3/2 21/13 33/20 22/13 7/4 231/130 24/13 77/40</text:p>
      <text:p text:style-name="P3">o_C notes: [0, 34, 108, 164, 211, 375, 404, 528, 568, 706, 746, 870, 899, 1063, 1110, 1166, 1240, 1274, 1359, 1451]</text:p>
      <text:p text:style-name="P3"/>
      <text:p text:style-name="P3">as ratios</text:p>
      <text:p text:style-name="P3">[1, 3, 5, 7]*11 <text:s text:c="3"/><text:tab/>66/65 77/65 33/26 77/52 22/13 231/130</text:p>
      <text:p text:style-name="P3">[1, 3, 5, 11]*7 <text:s text:c="3"/><text:tab/>14/13 77/65 84/65 77/52 21/13 231/130</text:p>
      <text:p text:style-name="P3">[1, 3, 7, 11]*5 <text:s text:c="3"/><text:tab/>14/13 33/26 77/52 21/13 22/13 24/13</text:p>
      <text:p text:style-name="P3">[1, 3, 5, 13]*11 <text:s text:c="2"/><text:tab/>66/65 11/10 33/26 <text:s/>11/8 33/20 22/13</text:p>
      <text:p text:style-name="P3"/>
      <text:p text:style-name="P3">as offsets</text:p>
      <text:p text:style-name="P3">[1, 3, 5, 7]*11 <text:s text:c="3"/><text:tab/>[ <text:s/>1, <text:s/>5, <text:s/>7, 11, 15, 17 ]</text:p>
      <text:p text:style-name="P3">[1, 3, 5, 11]*7 <text:s text:c="3"/><text:tab/>[ <text:s/>3, <text:s/>5, <text:s/>8, 11, 13, 17 ]</text:p>
      <text:p text:style-name="P3">[1, 3, 7, 11]*5 <text:s text:c="3"/><text:tab/>[ <text:s/>3, <text:s/>7, 11, 13, 15, 18 ]</text:p>
      <text:p text:style-name="P3">[1, 3, 5, 13]*11 <text:s text:c="2"/><text:tab/>[ <text:s/>1, <text:s/>4, <text:s/>7, <text:s/>9, 14, 15 ]</text:p>
      <text:p text:style-name="P3"/>
      <text:p text:style-name="P3">as o_C note values</text:p>
      <text:p text:style-name="P3">[1, 3, 5, 7]*11 <text:s text:c="3"/><text:tab/> <text:s text:c="2"/>34, <text:s/>375, <text:s/>528, <text:s/>870, 1166, 1274</text:p>
      <text:p text:style-name="P3">[1, 3, 5, 11]*7 <text:s text:c="3"/><text:tab/> <text:s/>164, <text:s/>375, <text:s/>568, <text:s/>870, 1063, 1274</text:p>
      <text:p text:style-name="P3">[1, 3, 7, 11]*5 <text:s text:c="3"/><text:tab/> <text:s/>164, <text:s/>528, <text:s/>870, 1063, 1166, 1359</text:p>
      <text:p text:style-name="P3">[1, 3, 5, 13]*11 <text:s text:c="2"/><text:tab/> <text:s text:c="2"/>34, <text:s/>211, <text:s/>528, <text:s/>706, 1110, 1166</text:p>
      <text:p text:style-name="P3"/>
      <text:p text:style-name="P3">used: [34, 164, 211, 375, 528, 568, 706, 870, 1063, 1110, 1166, 1274, 1359] len=13</text:p>
      <text:p text:style-name="P3">indexes for [1, 3, 5, 7]*11: [0, 3, 4, 7, 10, 11]</text:p>
      <text:p text:style-name="P3">indexes for [1, 3, 5, 11]*7: [1, 3, 5, 7, 8, 11]</text:p>
      <text:p text:style-name="P3">indexes for [1, 3, 7, 11]*5: [1, 4, 7, 8, 10, 12]</text:p>
      <text:p text:style-name="P3">indexes for [1, 3, 5, 13]*11: [0, 2, 4, 6, 9, 10]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Source Code Pro Light" svg:font-family="'Source Code Pro Light'" style:font-family-generic="modern" style:font-pitch="fixed"/>
    <style:font-face style:name="JetBrains Mono" svg:font-family="'JetBrains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4T16:20:45.712000000</meta:creation-date>
    <dc:date>2020-09-04T16:37:29.929000000</dc:date>
    <meta:editing-duration>PT16M45S</meta:editing-duration>
    <meta:editing-cycles>4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23" meta:word-count="247" meta:character-count="1214" meta:non-whitespace-character-count="908"/>
  </office:meta>
</office:document-meta>
</file>